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line-through-style="solid" style:text-underline-style="none"/>
    </style:style>
    <style:style style:name="T5" style:family="text">
      <style:text-properties style:font-name="Times New Roman1" style:text-underline-style="none"/>
    </style:style>
    <style:style style:name="T6" style:family="text">
      <style:text-properties style:font-name="Times New Roman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4_9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4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Vayera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6">An exegetical discourse/ on Haftorat Vaera/</text:p>
      <text:p text:style-name="P6"/>
      <text:p text:style-name="P6">[Page 1]</text:p>
      <text:p text:style-name="P6">Brethren! <text:s/>A deceased friend, to whose opinion I listened/ deferentially, said to me once that in order to confirm Israelites/ on their belief, the Pastor ought to mingle socially with his/ flock, and seek opportunities by which to offer the wavering a/ wholesome advice, and explain points in the religion which/ need elucidation. <text:s/>By which saying, my valued friend meant,/ that a preacher ought not to limit himself to the lessons/ imparted from the pulpit, but he should supplement them/ by others, taught in the course of easy conversation. <text:s/>For the latter may leave a deeper impression, than a set discourse, necessarily formal in its character. <text:s/>But/ it must be candidly admitted that the occasions on which/ the Jewish minister can combine popular instruction with/ familiar intercourse, are extremely rare. <text:s/>The topics in which/ he will be engaged when visiting the members of his congre-/-gation will vary, of course, according to the disposition and men-/-tal capacities of each individual, but as a rule, they do not/ have any bearing upon subjects tending to spiritual im-/-provement. <text:s/>The days when a Rabbi was specially em-/-ployed as the mentor of a Hebrew household, remain/ only in the memory of a few. <text:s/>The days when a Rabbi/ was almost oraclelarly consulted touching cases of conscience,/ </text:p>
      <text:p text:style-name="P6"/>
      <text:p text:style-name="P6">[Page 2]</text:p>
      <text:p text:style-name="P6">and the right understanding of Biblical or Talmudical/ sentences, are not likely to revive in our midst. <text:s/><text:soft-page-break/>Nay, a/ sense of delicacy will urge now a pastor to avoid such dis-/cussion, for ignorance of the laws, and negligence of the/ precepts are unfortunately so wilfully[sic!] kept, that a remark/ ingenuously made, a word dropped unguardedly may/ be interpreted a deliberate insult offered in a man's own/ private dwelling. <text:s/>Not so, however, when the <text:span text:style-name="T2">pulpit</text:span><text:span text:style-name="T3"> is/ the medium through which popular instruction is conveyed./ <text:s/>What emanates from it will never be construed into pers-/-nalities, and even if it must unavoidably be less flowing/ and less effective than a friendly interchange of religious/ thoughts, it will have the merit of reaching a multitude,/ prepared, in all likelihood, to </text:span><text:span text:style-name="T4">hera</text:span><text:span text:style-name="T3"> hear some distasteful/ truths. <text:s/>Without, therefore, setting aside any opportunity/ by which to strengthen our fellow-believers on the doctrines/ &amp; tenets of our faith, I judge, that, as we are at present constituted,/ this place is the fittest and most acceptable for its pur-/-pose. <text:s/>The waters of life flowing therefrom, will not, I/ trust, turn into waters of </text:span><text:span text:style-name="T2">Merebah</text:span><text:span text:style-name="T3">, filling some with/ displeasure, and giving others the pains, and heart-burnings/ of censure undeserved./</text:span></text:p>
      <text:p text:style-name="P6"><text:span text:style-name="T3"/></text:p>
      <text:p text:style-name="P6"><text:span text:style-name="T3">[Page 3]</text:span></text:p>
      <text:p text:style-name="P6"><text:span text:style-name="T3"><text:tab/>The prefatory observations, just made, were elicited, my/ dear Brethren, </text:span><text:span text:style-name="T4">from</text:span><text:span text:style-name="T3"> by the Haftorah of this Sabbath. <text:s/>Study-/-ing it, in connection with the chapter succeeding it, I la-/-mented within myself, that the practice of devoting an hour/ every day to the reading of Holy Writ--as suggested by/ one of Israel's nob</text:span><text:span text:style-name="T4">b</text:span><text:span text:style-name="T3">lest daughters--Grace Aguilar--in some/ of her excellent writings--was not usually followed./ <text:s/>Much of our time is frittered away in pursuits, unimportant,/ if not trivial, but that which would afford a thorough acquain-/-tance with the imparting of God and his prophets, and hence/ the ability to confound the </text:span><text:span text:style-name="T4">unbeliever</text:span><text:span text:style-name="T3"> infidel, does not occupy our/ minds. <text:s/>Indeed, I readily believe, that were it not for/ this holy institution--the Synagogue--some of our young/ offspring would know as much of the book that lies at/ the foundation of the religion we have inherited, and when we are/ sworn to </text:span><text:span text:style-name="T4">perpetuate</text:span><text:span text:style-name="T3"> transmit to posterity, as of the laws of Confucius a Zoroaster./ <text:s/>Parents, nowadays are so wholy[sic!] engaged in the engrossing/ object of running after wealth, that they cannot/ halt in their course, and inquire whether those who must/ perpetuate their names, have acquired any knowledge/</text:span></text:p>
      <text:p text:style-name="P6"><text:span text:style-name="T3"/></text:p>
      <text:p text:style-name="P6"><text:span text:style-name="T3">[Page 4]</text:span></text:p>
      <text:p text:style-name="P6"><text:span text:style-name="T3">of the volumes, which will enable them to remain/ intelligently within the fold. <text:s/>But let me not be/ this morning profuse in the dispensation of rebukes./ <text:s/>And since it is from the here that popular instruction must/ reach all, let me rather crave your attention to some/ scriptural explanations./</text:span></text:p>
      <text:p text:style-name="P6"><text:span text:style-name="T3">The effusions of Ezekiel which, as a model of ornate/ and flowery style, delight the lover of literature, possess/ a still stronger attraction to him that goes in search after/ truth. <text:s/>They mirror forth the power of diverse inspiration./ <text:s/>The hand of time has marked twenty three centuries on the/ world's dial, since the priestly bard spoke, but the whole/ universe may wax old, and wear out like a garment, yet/ the words he uttered will stand unaltered. <text:s/>We have heard/ him this Sabbath foretell the downfall of a kingdom/ once famous, </text:span><text:span text:style-name="T4">and</text:span><text:span text:style-name="T3"> glittering with the stars of achieved/ glories. <text:s/>From the land of the North, whither the son/ of [?] was early taken captive, his far-reaching eye/ surveys the majestic Nile. <text:s/>It sees it deserted of/ the huge dragon that ruled it. <text:s/>The prophet's vision/ dives deeper still, when lo! all the countless denizens/ of the swelling river,--dragged irresistibly after the/</text:span></text:p>
      <text:p text:style-name="P6"><text:span text:style-name="T3"/></text:p>
      <text:p text:style-name="P6"><text:span text:style-name="T3">[Page 5]</text:span></text:p>
      <text:p text:style-name="P6"><text:span text:style-name="T3">watery monster--are drawn to a dry land, there to/ meet an </text:span><text:span text:style-name="T4">invetil</text:span><text:span text:style-name="T3"> inevitable death. <text:s/>You understand, my/ Brethren! the application. <text:s/>That people who had often/ proved to our credulous fathers, when struggling mightily/ against Assyria and Babylon, a "staff of reed, which/ breaks under the hand that leans on it" for support, that/ treacherous people, must bear the weight of their inequities./ <text:s/>Pharaoh and his subjects will be chased away ignominiously/ from their territories. <text:s/>During forty years they who boasted/ of their </text:span><text:span text:style-name="T4">greatness</text:span><text:span text:style-name="T3"> prowess, will be subjected to a foreign power,/ imposing humiliation and banishment. <text:s/>And though at/ the end of that period, the term of national degradation would/ also expire, </text:span><text:soft-page-break/><text:span text:style-name="T3">yet they who trod again the native soil/ would never </text:span><text:span text:style-name="T4">regain</text:span><text:span text:style-name="T3"> attain the height from which they had/ been hurled down. <text:s/>We read "I will restore the captivity/ of Egypt, and cause them to return to the land of Pathros/ (Tebaides), but they shall be there a lowly kingdom"/ <text:s/>And what is here foretold in general terms, is expressed in/ the next chapter pointedly and definitely. <text:s/>"A prince out/ of the land of Egypt shall rise no more" (XXX 13.)/</text:span></text:p>
      <text:p text:style-name="P6"><text:span text:style-name="T3"/></text:p>
      <text:p text:style-name="P6"><text:span text:style-name="T3">[Page 6]</text:span></text:p>
      <text:p text:style-name="P6"><text:span text:style-name="T3">Now, I am not in possession of the records from/ which to show, beyond dispute, </text:span><text:span text:style-name="T4">that</text:span><text:span text:style-name="T3"> how and when the/ first prediction was accomplished. <text:s/>While unbelievers--ever/ busy to throw discredit upon the pages of inspiration--</text:span><text:span text:style-name="T4">fli</text:span><text:span text:style-name="T3">/ flatly deny that it ever became a </text:span><text:span text:style-name="T4">relia</text:span><text:span text:style-name="T3"> reality, ancient/ history relates that during the period specified by/ Ezekiel, the Ethiopians, having made an inroad into the/ country of Myraim, held it entirely under subjection./ <text:s/>Still, I am unable through a defect in Chronological/ accounts to ascertain whether the event to which I have/ reference is identical with that foreseen by the priestly/ bard. <text:s/>Strongly inclined as I feel to think that the/ two incidents tally exactly, I would not venture upon/ an assertion damaging the cause of truth, even </text:span><text:span text:style-name="T4">in the</text:span><text:span text:style-name="T3"> to defend Holy/ Writ from the aspersions of infidelity. <text:s/>But what I can-/-not state with precision regarding the first prediction,/ I am qualified to say touching that which follows it,/ "A prince out of the land of Egypt, shall use no more."/ <text:s/>From the day in which the indomitable Nebuchadnezzar/ set his iron heel upon nations, and crushed dynasties,/ even to this day, the land proud of her sages and states-/-men, gave birth no more to a Ruler from the Coptic,/</text:span></text:p>
      <text:p text:style-name="P6"><text:span text:style-name="T3"/></text:p>
      <text:p text:style-name="P6"><text:span text:style-name="T3">[Page 7]</text:span></text:p>
      <text:p text:style-name="P6"><text:span text:style-name="T3">or the original Egyptian, extraction. <text:s/>Persian, and/ Macedonian, </text:span><text:span text:style-name="T4">and</text:span><text:span text:style-name="T3"> the </text:span><text:span text:style-name="T4">world</text:span><text:span text:style-name="T3"> renowned Ptolemies, and/ Roman [?], sat, in turn, upon the shyning[sic!]/ thrones of hte Pharaohs. <text:s/>The Saracenes and the Mame-/-lukes mastered the land of the pyramids, and chose a/ king from their midst. <text:s/>But a prince from the land/ of Egypt </text:span><text:span text:style-name="T4">arose</text:span><text:span text:style-name="T3"> weilded[sic!] not </text:span><text:span text:style-name="T4">[?]</text:span><text:span text:style-name="T3"> the sceptre. <text:s/>Finally, the seat of learning,/ the focus of science, </text:span><text:span text:style-name="T4">the</text:span><text:span text:style-name="T3"> she that had legislated for and/ taught the known world, sunk into a viceroyalty of/ the Turkish empire. <text:s/>And through so checkered a history,/ the word of inspiration stood firm, it defied time and all/ its vicissitudes. <text:s/>In later days the effort has been made/ to </text:span><text:span text:style-name="T4">redeem</text:span><text:span text:style-name="T3"> redeem </text:span><text:span text:style-name="T4">that</text:span><text:span text:style-name="T3"> a once famous country from her state/ of objection. <text:s/>All haver to her present ruler, </text:span><text:span text:style-name="T4">Il</text:span><text:span text:style-name="T3"> Ismael/ Pacha, and his late parent Abraim, who have strove mi-/-ghtily to rescue from Extinction the cradle of ancient know-/-ledge, but if </text:span><text:span text:style-name="T4">d</text:span><text:span text:style-name="T3"> she does res</text:span><text:span text:style-name="T4">c</text:span><text:span text:style-name="T3">uscitate, it </text:span><text:span text:style-name="T4">be</text:span><text:span text:style-name="T3"> will only/ be the skeleton of her former self with new flesh and/ sinews and a vital spirit gotten from the mart of Euro-/-pean civilization./</text:span></text:p>
      <text:p text:style-name="P6"><text:span text:style-name="T3">Let now skeptics tax their inventive faculties to disprove/ what prophecy has traced on adamant with a pen dipped in inspiration./</text:span></text:p>
      <text:p text:style-name="P6"><text:span text:style-name="T3"/></text:p>
      <text:p text:style-name="P6"><text:span text:style-name="T3">[Page 8]</text:span></text:p>
      <text:p text:style-name="P6"><text:span text:style-name="T3">Will they dare gainsay what twenty three hundred years/ attest in a single accord of voices? <text:s/>What power was that/ which tore asunder the veil hiding the future? <text:s/>What/ keen eye penetrated the unknown? <text:s/>Was it human/ discernment; the wisdom drawn from earthly surroundings?/ <text:s/>Did that succeed in unravelling[sic!] events, which brought/ on the scene of the world nations yet uncreated? <text:s/>Ah!/ <text:s/>my Brethren! </text:span><text:span text:style-name="T4">Learn</text:span><text:span text:style-name="T3"> Study to learn, and to draw treasures/ from the store of inexhaustible knowledge. <text:s/>Ponder well,/ and you will discover that man's sharpest reasonings, when/ set up in open antagonism to God's word are comparable/ to that statue which had a golden head, but feet of/ clay. <text:s/>It drops down at the first blow. <text:s/>Vain/ are the endeavours of the skeptics to </text:span><text:span text:style-name="T4">prop</text:span><text:span text:style-name="T3"> make it </text:span><text:span text:style-name="T4">with the</text:span><text:span text:style-name="T3"> rise and stand/ </text:span><text:span text:style-name="T4">a staff borrowed from chance.</text:span><text:span text:style-name="T3"> upon [?]. <text:s/>Your great prop, </text:span><text:span text:style-name="T4">change</text:span><text:span text:style-name="T3"> O infidels!/ </text:span><text:span text:style-name="T4">chance</text:span><text:span text:style-name="T3"> can never account for incidents succeeding each other in/ marvellous[sic!] unity. <text:s/>Was it indeed men chance that a tribe/ still existing, and number, possibly, a million of human/ beings, distinct in their dialect, in their features, and/ in their habits, should not to this day raise a ruler/</text:span></text:p>
      <text:p text:style-name="P6"><text:soft-page-break/><text:span text:style-name="T3"/></text:p>
      <text:p text:style-name="P6"><text:span text:style-name="T3">[Page 9]</text:span></text:p>
      <text:p text:style-name="P6"><text:span text:style-name="T3">from their ranks. <text:s/>A chance that the Copts, who/ are noted for their shrewdness and abilities should not/ sit again upon the throne, which their ancestors, the/ Pharaohs had made illustrious? <text:s/>Never, my Brethren!/ <text:s/>We have learnt to believe that there is a Providence </text:span><text:span text:style-name="T4">meet</text:span><text:span text:style-name="T3">/ meting out to nations as well as individuals their/ due. <text:s/>That God ranks high and brings low. <text:s/>We have/ learnt that they who have despoiled and consumed/ the house of Jacob, kindled with their own hands the/ fire that extinguished </text:span><text:span text:style-name="T4">their wit and their glory begot</text:span><text:span text:style-name="T3"> their/ existence. <text:s/>We that have seen our persecutors face/ to face, and outlived them all, believe that, as/ the prophet Zachariah declares "Whosoever toucheth/ (us) you, toucheth the pupil of His eye, or to say it/ in the language of our Haftorah "The Lord will/ execute judgments against all who plunder us/ around, so that it may become known that He/ is the Lord our God."/</text:span></text:p>
      <text:p text:style-name="P6"><text:span text:style-name="T3">(This discourse was continued at considerable length,/ addressing a Bar Mitzv</text:span><text:span text:style-name="T5">á</text:span><text:span text:style-name="T6">, in the course of which, the/ legend of B. J. Ben Lakish and Elijah and the Messiah,/ founded on the sentence "To day if ye obey His voice," was alluded to.)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4-16T10:47:13.71</meta:creation-date>
    <dc:date>2012-04-16T12:55:59.03</dc:date>
    <dc:creator>Penn Libraries</dc:creator>
    <meta:editing-duration>PT00H04M12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3" meta:word-count="1998" meta:character-count="12346"/>
  </office:meta>
</office:document-meta>
</file>